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UrbanBody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1" fo:font-size="12pt" style:font-size-asian="12pt" style:font-size-complex="12pt"/>
    </style:style>
    <style:style style:name="T7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8">do text</text:span></text:p><text:p text:style-name="P6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906cm" svg:y="0.268cm" svg:width="7.631cm" svg:height="2.829cm" draw:z-index="1"><draw:text-box><text:p text:style-name="Frame_20_contents"><office:annotation><dc:creator>Gauthier Bastien</dc:creator><dc:date>2011-02-16T14:49:10</dc:date><text:p text:style-name="P6"><text:span text:style-name="T8">do text if not len(self.getApplicants()) &gt; 1</text:span></text:p><text:p text:style-name="P6"><text:span text:style-name="T8">from xhtml(</text:span><text:span text:style-name="T9">tool.decorateHTML('UrbanAddress', </text:span><text:span text:style-name="T8">applicantobj.getSignaletic(withaddress=True,linebyline=True)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4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paiement</text:p>
      <text:p text:style-name="UrbanBody"/>
      <text:p text:style-name="UrbanBody"><text:span text:style-name="T6"><office:annotation><dc:creator>Gauthier Bastien</dc:creator><dc:date>2011-01-13T14:56:41</dc:date><text:p text:style-name="P6"><text:span text:style-name="T8">do text</text:span></text:p><text:p text:style-name="P6"><text:span text:style-name="T8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2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1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9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6"><text:span text:style-name="T9">do text if len(self.getApplicants()) &gt; 1</text:span></text:p></office:annotation><text:span text:style-name="T3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/text:span><text:span text:style-name="T3">&lt;%Titre%&gt;</text:span>,</text:p>
      <text:p text:style-name="P5"/>
      <text:p text:style-name="UrbanBody">Pour le bon ordre de votre dossier de demande de permis d'urbanisme, nous vous invitons à verser dans les meilleurs délais la somme de :</text:p>
      <text:p text:style-name="UrbanBody"><office:annotation><dc:creator>sde </dc:creator><dc:date>2011-09-07T08:20:48</dc:date><text:p text:style-name="P6"><text:span text:style-name="T10">do text if self.getRoadAdaptation()=='no' and self.getAnnoncedDelay()!='115j' and 'ccatm' not in self.templateAllOpinions() and self.getLastInquiry() is None and len(self.templateAllOpinions()) &lt; 1</text:span></text:p></office:annotation>40€ (PU de minime importance)</text:p>
      <text:p text:style-name="UrbanBody"><office:annotation><dc:creator>sde </dc:creator><dc:date>2011-09-07T08:20:48</dc:date><text:p text:style-name="P6"><text:span text:style-name="T10">do text if self.getRoadAdaptation()=='no' and self.getAnnoncedDelay()!='115j' and 'ccatm' not in self.templateAllOpinions() and self.getLastInquiry() is None and len(self.templateAllOpinions()) &gt; 0</text:span></text:p></office:annotation>60€ (PU avec demande d'avis) </text:p>
      <text:p text:style-name="UrbanBody"><office:annotation><dc:creator>sde </dc:creator><dc:date>2011-09-07T08:20:48</dc:date><text:p text:style-name="P6"><text:span text:style-name="T10">do text if self.getRoadAdaptation()=='no' and self.getAnnoncedDelay()!='115j' and ('ccatm' in self.templateAllOpinions() or self.getLastInquiry() is not None)</text:span></text:p></office:annotation>130€ (PU avec avis + CCATM et/ou enquête) </text:p>
      <text:p text:style-name="UrbanBody"><office:annotation><dc:creator>sde </dc:creator><dc:date>2011-09-07T08:20:48</dc:date><text:p text:style-name="P6"><text:span text:style-name="T10">do text if self.getRoadAdaptation()=='no' and self.getAnnoncedDelay()=='115j'</text:span></text:p></office:annotation>150€ (PU avec avis fonctionnaire) </text:p>
      <text:p text:style-name="UrbanBody"><office:annotation><dc:creator>sde </dc:creator><dc:date>2011-09-07T08:20:48</dc:date><text:p text:style-name="P6"><text:span text:style-name="T10">do text if self.getRoadAdaptation()!='no'</text:span></text:p></office:annotation>250€ (PU avec conseil communal) </text:p>
      <text:p text:style-name="UrbanBody">au compte bancaire <text:span text:style-name="T5">091-0175895-63</text:span> de la Ville <text:text-input text:description="">tool.getCityName(prefixed=True)</text:text-input>, en rappelant l'objet de la présente ainsi que la communication <text:span text:style-name="T7"><text:text-input text:description="">self.getReference()</text:text-input></text:span><text:span text:style-name="T6">.</text:span></text:p>
      <text:p text:style-name="UrbanBody"/>
      <text:p text:style-name="UrbanBody"><office:annotation><dc:creator>Gauthier Bastien</dc:creator><dc:date>2011-02-21T09:23:46</dc:date><text:p text:style-name="P6"><text:span text:style-name="T9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6"><text:span text:style-name="T9">do text if len(self.getApplic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6"><text:span text:style-name="T8">do text</text:span></text:p><text:p text:style-name="P6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1-06T09:19:34</dc:date>
    <dc:language>fr-FR</dc:language>
    <meta:editing-cycles>151</meta:editing-cycles>
    <meta:editing-duration>P2DT6H7M21S</meta:editing-duration>
    <dc:creator>Simon Delcourt</dc:creator>
    <meta:document-statistic meta:table-count="0" meta:image-count="0" meta:object-count="0" meta:page-count="1" meta:paragraph-count="26" meta:word-count="163" meta:character-count="1282" meta:non-whitespace-character-count="1159"/>
    <meta:user-defined meta:name="Info 1"/>
    <meta:user-defined meta:name="Info 2"/>
    <meta:user-defined meta:name="Info 3"/>
    <meta:user-defined meta:name="Info 4"/>
  </office:meta>
</office:document-meta>
</file>